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14.767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ACION A</text:p>
          </table:table-cell>
          <table:table-cell office:value-type="string" calcext:value-type="string">
            <text:p>VALORACION F</text:p>
          </table:table-cell>
        </table:table-row>
        <table:table-row table:style-name="ro1">
          <table:table-cell/>
          <table:table-cell office:value-type="string" calcext:value-type="string">
            <text:p>https://hispanosemprendedores.com/en/como-conseguir-clientes-para-empresa-de-limpieza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squareup.com/us/es/townsquare/how-to-get-cleaning-contrac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ww.lawdepot.com/contracts/contrato-de-limpieza/?loc=U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1T16:13:37.505000000</meta:creation-date>
    <dc:date>2023-05-21T16:19:26.108000000</dc:date>
    <meta:editing-duration>PT5M48S</meta:editing-duration>
    <meta:editing-cycles>3</meta:editing-cycles>
    <meta:generator>LibreOffice/7.3.5.2$Windows_X86_64 LibreOffice_project/184fe81b8c8c30d8b5082578aee2fed2ea847c01</meta:generator>
    <meta:document-statistic meta:table-count="1" meta:cell-count="9" meta:object-count="0"/>
  </office:meta>
</office:document-meta>
</file>